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57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58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margin-left="0cm" fo:margin-right="0cm" fo:text-indent="0cm" fo:margin-top="0pt" fo:margin-bottom="0pt" fo:border="none"/>
    </style:style>
    <style:style style:family="text" style:name="T59">
      <style:text-properties fo:font-family="Times New Roman" style:font-family-complex="Times New Roman" fo:font-size="12pt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0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61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62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margin-left="0cm" fo:margin-right="0cm" fo:text-indent="0cm" fo:margin-top="0pt" fo:margin-bottom="0pt" fo:border="none"/>
    </style:style>
    <style:style style:family="paragraph" style:name="P49">
      <style:paragraph-properties fo:text-align="center" fo:margin-left="0cm" fo:margin-right="0cm" fo:text-indent="0cm" fo:margin-top="0pt" fo:margin-bottom="10pt" fo:border="none"/>
    </style:style>
    <style:style style:family="text" style:name="T63">
      <style:text-properties fo:color="#000000" fo:font-family="Times New Roman" style:font-family-complex="Times New Roman" fo:font-size="16pt" fo:font-weight="bold"/>
    </style:style>
    <style:style style:family="paragraph" style:name="P50">
      <style:paragraph-properties fo:text-align="center" fo:margin-left="0cm" fo:margin-right="0cm" fo:text-indent="0cm" fo:margin-top="0pt" fo:margin-bottom="0pt" fo:border="none"/>
    </style:style>
    <style:style style:family="text" style:name="T64">
      <style:text-properties fo:color="#000000" fo:font-family="Times New Roman" style:font-family-complex="Times New Roman" fo:font-size="12pt"/>
    </style:style>
    <style:style style:family="paragraph" style:name="P51">
      <style:paragraph-properties fo:text-align="center" fo:margin-left="0cm" fo:margin-right="0cm" fo:text-indent="0.635cm" fo:margin-top="0pt" fo:margin-bottom="0pt" fo:border="none"/>
    </style:style>
    <style:style style:family="text" style:name="T65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66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67">
      <style:text-properties fo:color="#000000" fo:font-family="TSCu_Times" style:font-family-complex="TSCu_Times" fo:font-size="14pt"/>
    </style:style>
    <style:style style:family="text" style:name="T68">
      <style:text-properties fo:color="#000000" fo:font-family="TSCu_Times" style:font-family-complex="TSCu_Times" fo:font-size="14pt" fo:font-weight="bold"/>
    </style:style>
    <style:style style:family="text" style:name="T69">
      <style:text-properties fo:font-family="Times New Roman" style:font-family-complex="Times New Roman" fo:font-size="14pt"/>
    </style:style>
    <style:style style:family="text" style:name="T70">
      <style:text-properties fo:font-family="Times New Roman" style:font-family-complex="Times New Roman" fo:font-size="14pt" fo:font-weight="bold"/>
    </style:style>
    <style:style style:family="paragraph" style:name="P52">
      <style:paragraph-properties fo:text-align="right" fo:margin-left="0cm" fo:margin-right="0cm" fo:text-indent="0.635cm" fo:margin-top="0pt" fo:margin-bottom="0pt" fo:border="none"/>
    </style:style>
    <style:style style:family="text" style:name="T71">
      <style:text-properties fo:font-family="Times New Roman" style:font-family-complex="Times New Roman" fo:font-size="14pt" fo:font-weight="bold"/>
    </style:style>
    <style:style style:family="text" style:name="T72">
      <style:text-properties fo:font-family="Times New Roman" style:font-family-complex="Times New Roman" fo:font-size="14pt" fo:font-weight="bold"/>
    </style:style>
    <style:style style:family="text" style:name="T73">
      <style:text-properties fo:font-family="Times New Roman" style:font-family-complex="Times New Roman" fo:font-size="14pt" fo:font-weight="bold"/>
    </style:style>
    <style:style style:family="paragraph" style:name="P53">
      <style:paragraph-properties fo:text-align="lef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/>
    </style:style>
    <style:style style:family="text" style:name="T79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text" style:name="T82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3">
      <style:text-properties fo:font-family="Times New Roman" style:font-family-complex="Times New Roman" fo:font-size="14pt" fo:font-weight="bold"/>
    </style:style>
    <style:style style:family="text" style:name="T84">
      <style:text-properties fo:font-family="Times New Roman" style:font-family-complex="Times New Roman" fo:font-size="14pt" fo:font-weight="normal"/>
    </style:style>
    <style:style style:family="text" style:name="T85">
      <style:text-properties fo:font-family="Times New Roman" style:font-family-complex="Times New Roman" fo:font-size="14pt" fo:font-weight="normal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complex="Times New Roman" fo:font-size="14pt" fo:font-weight="bold"/>
    </style:style>
    <style:style style:family="text" style:name="T87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8">
      <style:text-properties fo:font-family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/>
    </style:style>
    <style:style style:family="text" style:name="T91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 fo:font-weight="bold"/>
    </style:style>
    <style:style style:family="text" style:name="T95">
      <style:text-properties fo:font-family="Times New Roman" style:font-family-complex="Times New Roman" fo:font-size="14pt" fo:font-weight="bold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4pt"/>
    </style:style>
    <style:style style:family="text" style:name="T98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99">
      <style:text-properties fo:font-family="Times New Roman" style:font-family-complex="Times New Roman" fo:font-size="14pt" fo:font-weight="bold"/>
    </style:style>
    <style:style style:family="text" style:name="T100">
      <style:text-properties fo:font-family="Times New Roman" style:font-family-complex="Times New Roman" fo:font-size="14pt"/>
    </style:style>
    <style:style style:family="text" style:name="T101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2">
      <style:text-properties fo:font-family="Times New Roman" style:font-family-complex="Times New Roman" fo:font-size="14pt" fo:font-weight="bold"/>
    </style:style>
    <style:style style:family="text" style:name="T103">
      <style:text-properties fo:font-family="Times New Roman" style:font-family-complex="Times New Roman" fo:font-size="14pt"/>
    </style:style>
    <style:style style:family="text" style:name="T104">
      <style:text-properties fo:font-family="Times New Roman" style:font-family-complex="Times New Roman" fo:font-size="14pt"/>
    </style:style>
    <style:style style:family="paragraph" style:name="P66">
      <style:text-properties/>
      <style:paragraph-properties fo:text-align="center"/>
    </style:style>
    <style:style style:family="text" style:name="T105">
      <style:text-properties fo:color="#000000" fo:font-family="Times New Roman" style:font-family-complex="Times New Roman" fo:font-size="14pt" fo:font-weight="bold"/>
    </style:style>
    <style:style style:family="text" style:name="T106">
      <style:text-properties fo:color="#000000" fo:font-family="Times New Roman" style:font-family-complex="Times New Roman" fo:font-size="14pt" fo:font-weight="bold"/>
    </style:style>
    <style:style style:family="paragraph" style:name="P67">
      <style:paragraph-properties fo:break-before="page"/>
    </style:style>
    <style:style style:family="text" style:name="T107">
      <style:text-properties fo:color="#000000" fo:font-family="Times New Roman" style:font-family-complex="Times New Roman" fo:font-size="14pt" fo:font-weight="bold"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parent-style-name="618" style:family="paragraph" style:name="P68">
      <style:text-properties/>
      <style:paragraph-properties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text" style:name="T113">
      <style:text-properties fo:color="#000000" fo:font-family="TSCu_Times" style:font-family-complex="TSCu_Times" fo:font-size="14pt" fo:background-color="#ffffff"/>
    </style:style>
    <style:style style:family="text" style:name="T114">
      <style:text-properties fo:color="#000000" fo:font-family="TSCu_Times" style:font-family-complex="TSCu_Times" fo:font-size="14pt"/>
    </style:style>
    <style:style style:family="text" style:name="T115">
      <style:text-properties fo:color="#000000" fo:font-family="TSCu_Times" style:font-family-complex="TSCu_Times" fo:font-size="14pt" fo:background-color="#ffffff"/>
    </style:style>
    <style:style style:family="text" style:name="T116">
      <style:text-properties fo:color="#000000" fo:font-family="TSCu_Times" style:font-family-complex="TSCu_Times" fo:font-size="14pt"/>
    </style:style>
    <style:style style:family="text" style:name="T117">
      <style:text-properties fo:color="#000000" fo:font-family="Times New Roman" style:font-family-complex="Times New Roman" fo:font-size="14pt" fo:font-weight="bold"/>
    </style:style>
    <style:style style:parent-style-name="618" style:family="paragraph" style:name="P69">
      <style:paragraph-properties/>
    </style:style>
    <style:style style:family="text" style:name="T118">
      <style:text-properties fo:color="#000000" fo:font-family="Times New Roman" style:font-family-complex="Times New Roman" fo:font-size="14pt" fo:font-weight="bold"/>
    </style:style>
    <style:style style:family="paragraph" style:name="P70">
      <style:paragraph-properties fo:text-align="justify" fo:margin-left="0cm" fo:margin-right="0cm" fo:text-indent="1.27cm" fo:margin-top="0pt" fo:margin-bottom="0pt" fo:border="none"/>
    </style:style>
    <style:style style:family="text" style:name="T119">
      <style:text-properties fo:color="#000000" fo:font-family="Times New Roman" style:font-family-complex="Times New Roman" fo:font-size="10pt" fo:font-style="italic"/>
    </style:style>
    <style:style style:family="paragraph" style:name="P71">
      <style:paragraph-properties fo:margin-left="0cm" fo:margin-right="0cm" fo:text-indent="0cm" fo:margin-top="0pt" fo:margin-bottom="0pt" fo:border="none"/>
    </style:style>
    <style:style style:family="text" style:name="T120">
      <style:text-properties fo:color="#000000" fo:font-family="Times New Roman" style:font-family-complex="Times New Roman" fo:font-size="14pt" fo:font-weight="normal"/>
    </style:style>
    <style:style style:family="text" style:name="T121">
      <style:text-properties fo:color="#000000" fo:font-family="Times New Roman" style:font-family-complex="Times New Roman" fo:font-size="14pt" fo:font-weight="normal"/>
    </style:style>
    <style:style style:parent-style-name="618" style:family="paragraph" style:name="P72">
      <style:paragraph-properties/>
    </style:style>
    <style:style style:family="text" style:name="T122">
      <style:text-properties fo:color="#000000" fo:font-family="Times New Roman" style:font-family-complex="Times New Roman" fo:font-size="14pt" fo:font-weight="bold"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paragraph" style:name="P73">
      <style:paragraph-properties fo:text-align="center" fo:margin-left="0cm" fo:margin-right="0cm" fo:text-indent="0cm" fo:margin-top="0pt" fo:margin-bottom="0pt" fo:border="none"/>
    </style:style>
    <style:style style:family="text" style:name="T124">
      <style:text-properties fo:color="#000000" fo:font-family="Times New Roman" style:font-family-complex="Times New Roman" fo:font-size="14pt" fo:font-weight="normal"/>
    </style:style>
    <style:style style:family="text" style:name="T125">
      <style:text-properties fo:color="#000000" fo:font-family="Times New Roman" style:font-family-complex="Times New Roman" fo:font-size="14pt" fo:font-weight="normal"/>
    </style:style>
    <style:style style:family="text" style:name="T126">
      <style:text-properties fo:font-weight="normal"/>
    </style:style>
    <style:style style:parent-style-name="618" style:family="paragraph" style:name="P74"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paragraph" style:name="P75">
      <style:paragraph-properties fo:text-align="justify" fo:margin-left="0cm" fo:margin-right="0cm" fo:text-indent="1.27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0pt" fo:font-style="italic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30">
      <style:text-properties fo:color="#000000" fo:font-family="Times New Roman" style:font-family-complex="Times New Roman" fo:font-size="10pt" fo:font-style="italic"/>
    </style:style>
    <style:style style:family="paragraph" style:name="P77">
      <style:paragraph-properties fo:break-before="page"/>
    </style:style>
    <style:style style:family="text" style:name="T131">
      <style:text-properties fo:font-family="Times New Roman" style:font-family-complex="Times New Roman" fo:font-size="14pt" fo:font-weight="bold"/>
    </style:style>
    <style:style style:family="text" style:name="T132">
      <style:text-properties fo:font-family="Times New Roman" style:font-family-complex="Times New Roman" fo:font-size="14pt" fo:font-weight="bold"/>
    </style:style>
    <style:style style:parent-style-name="620" style:family="paragraph" style:name="P78">
      <style:paragraph-properties/>
    </style:style>
    <style:style style:family="text" style:name="T133">
      <style:text-properties fo:font-family="Times New Roman" style:font-family-complex="Times New Roman" fo:font-size="14pt" fo:font-weight="bold"/>
    </style:style>
    <style:style style:family="text" style:name="T134">
      <style:text-properties fo:font-family="Times New Roman" style:font-family-complex="Times New Roman" fo:font-size="14pt" fo:font-weight="bold"/>
    </style:style>
    <style:style style:family="text" style:name="T135">
      <style:text-properties fo:font-family="Times New Roman" style:font-family-complex="Times New Roman" fo:font-size="14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000080" fo:font-family="Consolas" style:font-family-complex="Consolas" fo:font-size="12pt" fo:font-weight="bold"/>
    </style:style>
    <style:style style:family="text" style:name="T137">
      <style:text-properties fo:color="#000000" fo:font-family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8">
      <style:text-properties fo:color="#000000" fo:font-family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9">
      <style:text-properties fo:color="#000080" fo:font-family="Consolas" style:font-family-complex="Consolas" fo:font-size="12pt" fo:font-weight="bold"/>
    </style:style>
    <style:style style:family="text" style:name="T140">
      <style:text-properties fo:color="#000000" fo:font-family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00" fo:font-family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2">
      <style:text-properties fo:color="#000080" fo:font-family="Consolas" style:font-family-complex="Consolas" fo:font-size="12pt" fo:font-weight="bold"/>
    </style:style>
    <style:style style:family="text" style:name="T143">
      <style:text-properties fo:color="#000000" fo:font-family="Consolas" style:font-family-complex="Consolas" fo:font-size="12pt" fo:font-weight="bold"/>
    </style:style>
    <style:style style:family="text" style:name="T144">
      <style:text-properties fo:color="#000080" fo:font-family="Consolas" style:font-family-complex="Consolas" fo:font-size="12pt" fo:font-weight="bold"/>
    </style:style>
    <style:style style:family="text" style:name="T145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6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80" fo:font-family="Consolas" style:font-family-complex="Consolas" fo:font-size="12pt" fo:font-weight="bold"/>
    </style:style>
    <style:style style:family="text" style:name="T148">
      <style:text-properties fo:color="#000000" fo:font-family="Consolas" style:font-family-complex="Consolas" fo:font-size="12pt" fo:font-weight="bold"/>
    </style:style>
    <style:style style:family="text" style:name="T149">
      <style:text-properties fo:color="#000080" fo:font-family="Consolas" style:font-family-complex="Consolas" fo:font-size="12pt" fo:font-weight="bold"/>
    </style:style>
    <style:style style:family="text" style:name="T150">
      <style:text-properties fo:color="#000000" fo:font-family="Consolas" style:font-family-complex="Consolas" fo:font-size="12pt" fo:font-weight="bold"/>
    </style:style>
    <style:style style:family="text" style:name="T151">
      <style:text-properties fo:color="#000000" fo:font-family="Consolas" style:font-family-complex="Consolas" fo:font-size="12pt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3">
      <style:text-properties fo:color="#000000" fo:font-family="Consolas" style:font-family-complex="Consolas" fo:font-size="12pt" fo:font-weight="bold"/>
    </style:style>
    <style:style style:family="text" style:name="T154">
      <style:text-properties fo:color="#000080" fo:font-family="Consolas" style:font-family-complex="Consolas" fo:font-size="12pt" fo:font-weight="bold"/>
    </style:style>
    <style:style style:family="text" style:name="T155">
      <style:text-properties fo:color="#000000" fo:font-family="Consolas" style:font-family-complex="Consolas" fo:font-size="12pt" fo:font-weight="bold"/>
    </style:style>
    <style:style style:family="text" style:name="T156">
      <style:text-properties fo:color="#000080" fo:font-family="Consolas" style:font-family-complex="Consolas" fo:font-size="12pt" fo:font-weight="bold"/>
    </style:style>
    <style:style style:family="text" style:name="T157">
      <style:text-properties fo:color="#000000" fo:font-family="Consolas" style:font-family-complex="Consolas" fo:font-size="12pt" fo:font-weight="bold"/>
    </style:style>
    <style:style style:family="text" style:name="T158">
      <style:text-properties fo:color="#0000ff" fo:font-family="Consolas" style:font-family-complex="Consolas" fo:font-size="12pt"/>
    </style:style>
    <style:style style:family="text" style:name="T159">
      <style:text-properties fo:color="#000000" fo:font-family="Consolas" style:font-family-complex="Consolas" fo:font-size="12pt" fo:font-weight="bold"/>
    </style:style>
    <style:style style:family="text" style:name="T160">
      <style:text-properties fo:color="#0000ff" fo:font-family="Consolas" style:font-family-complex="Consolas" fo:font-size="12pt"/>
    </style:style>
    <style:style style:family="text" style:name="T161">
      <style:text-properties fo:color="#000000" fo:font-family="Consolas" style:font-family-complex="Consolas" fo:font-size="12pt" fo:font-weight="bold"/>
    </style:style>
    <style:style style:family="text" style:name="T162">
      <style:text-properties fo:color="#0000ff" fo:font-family="Consolas" style:font-family-complex="Consolas" fo:font-size="12pt"/>
    </style:style>
    <style:style style:family="text" style:name="T163">
      <style:text-properties fo:color="#000000" fo:font-family="Consolas" style:font-family-complex="Consolas" fo:font-size="12pt" fo:font-weight="bold"/>
    </style:style>
    <style:style style:family="text" style:name="T164">
      <style:text-properties fo:color="#0000ff" fo:font-family="Consolas" style:font-family-complex="Consolas" fo:font-size="12pt"/>
    </style:style>
    <style:style style:family="text" style:name="T165">
      <style:text-properties fo:color="#000000" fo:font-family="Consolas" style:font-family-complex="Consolas" fo:font-size="12pt" fo:font-weight="bold"/>
    </style:style>
    <style:style style:family="text" style:name="T166">
      <style:text-properties fo:color="#0000ff" fo:font-family="Consolas" style:font-family-complex="Consolas" fo:font-size="12pt"/>
    </style:style>
    <style:style style:family="text" style:name="T167">
      <style:text-properties fo:color="#000000" fo:font-family="Consolas" style:font-family-complex="Consolas" fo:font-size="12pt" fo:font-weight="bold"/>
    </style:style>
    <style:style style:family="text" style:name="T168">
      <style:text-properties fo:color="#0000ff" fo:font-family="Consolas" style:font-family-complex="Consolas" fo:font-size="12pt"/>
    </style:style>
    <style:style style:family="text" style:name="T169">
      <style:text-properties fo:color="#000000" fo:font-family="Consolas" style:font-family-complex="Consolas" fo:font-size="12pt" fo:font-weight="bold"/>
    </style:style>
    <style:style style:family="text" style:name="T170">
      <style:text-properties fo:color="#0000ff" fo:font-family="Consolas" style:font-family-complex="Consolas" fo:font-size="12pt"/>
    </style:style>
    <style:style style:family="text" style:name="T171">
      <style:text-properties fo:color="#000000" fo:font-family="Consolas" style:font-family-complex="Consolas" fo:font-size="12pt" fo:font-weight="bold"/>
    </style:style>
    <style:style style:family="text" style:name="T172">
      <style:text-properties fo:color="#0000ff" fo:font-family="Consolas" style:font-family-complex="Consolas" fo:font-size="12pt"/>
    </style:style>
    <style:style style:family="text" style:name="T173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4">
      <style:text-properties fo:color="#000000" fo:font-family="Consolas" style:font-family-complex="Consolas" fo:font-size="12pt" fo:font-weight="bold"/>
    </style:style>
    <style:style style:family="text" style:name="T175">
      <style:text-properties fo:color="#000080" fo:font-family="Consolas" style:font-family-complex="Consolas" fo:font-size="12pt" fo:font-weight="bold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text" style:name="T177">
      <style:text-properties fo:color="#000080" fo:font-family="Consolas" style:font-family-complex="Consolas" fo:font-size="12pt" fo:font-weight="bold"/>
    </style:style>
    <style:style style:family="text" style:name="T178">
      <style:text-properties fo:color="#000000" fo:font-family="Consolas" style:font-family-complex="Consolas" fo:font-size="12pt" fo:font-weight="bold"/>
    </style:style>
    <style:style style:family="text" style:name="T179">
      <style:text-properties fo:color="#000080" fo:font-family="Consolas" style:font-family-complex="Consolas" fo:font-size="12pt" fo:font-weight="bold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text" style:name="T181">
      <style:text-properties fo:color="#0000ff" fo:font-family="Consolas" style:font-family-complex="Consolas" fo:font-size="12pt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3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text" style:name="T185">
      <style:text-properties fo:color="#000080" fo:font-family="Consolas" style:font-family-complex="Consolas" fo:font-size="12pt" fo:font-weight="bold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text" style:name="T187">
      <style:text-properties fo:color="#000080" fo:font-family="Consolas" style:font-family-complex="Consolas" fo:font-size="12pt" fo:font-weight="bold"/>
    </style:style>
    <style:style style:family="text" style:name="T188">
      <style:text-properties fo:color="#000000" fo:font-family="Consolas" style:font-family-complex="Consolas" fo:font-size="12pt" fo:font-weight="bold"/>
    </style:style>
    <style:style style:family="text" style:name="T189">
      <style:text-properties fo:color="#000080" fo:font-family="Consolas" style:font-family-complex="Consolas" fo:font-size="12pt" fo:font-weight="bold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text" style:name="T191">
      <style:text-properties fo:color="#000000" fo:font-family="Consolas" style:font-family-complex="Consolas" fo:font-size="12pt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7">
      <style:text-properties fo:color="#000000" fo:font-family="Consolas" style:font-family-complex="Consolas" fo:font-size="12pt" fo:font-weight="bold"/>
    </style:style>
    <style:style style:family="text" style:name="T198">
      <style:text-properties fo:color="#000080" fo:font-family="Consolas" style:font-family-complex="Consolas" fo:font-size="12pt" fo:font-weight="bold"/>
    </style:style>
    <style:style style:family="text" style:name="T199">
      <style:text-properties fo:color="#000000" fo:font-family="Consolas" style:font-family-complex="Consolas" fo:font-size="12pt" fo:font-weight="bold"/>
    </style:style>
    <style:style style:family="text" style:name="T200">
      <style:text-properties fo:color="#000080" fo:font-family="Consolas" style:font-family-complex="Consolas" fo:font-size="12pt" fo:font-weight="bold"/>
    </style:style>
    <style:style style:family="text" style:name="T201">
      <style:text-properties fo:color="#000000" fo:font-family="Consolas" style:font-family-complex="Consolas" fo:font-size="12pt" fo:font-weight="bold"/>
    </style:style>
    <style:style style:family="text" style:name="T202">
      <style:text-properties fo:color="#000080" fo:font-family="Consolas" style:font-family-complex="Consolas" fo:font-size="12pt" fo:font-weight="bold"/>
    </style:style>
    <style:style style:family="text" style:name="T203">
      <style:text-properties fo:color="#000000" fo:font-family="Consolas" style:font-family-complex="Consolas" fo:font-size="12pt" fo:font-weight="bold"/>
    </style:style>
    <style:style style:family="text" style:name="T204">
      <style:text-properties fo:color="#000080" fo:font-family="Consolas" style:font-family-complex="Consolas" fo:font-size="12pt" fo:font-weight="bold"/>
    </style:style>
    <style:style style:family="text" style:name="T205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6">
      <style:text-properties fo:color="#000000" fo:font-family="Consolas" style:font-family-complex="Consolas" fo:font-size="12pt" fo:font-weight="bold"/>
    </style:style>
    <style:style style:family="text" style:name="T207">
      <style:text-properties fo:color="#000080" fo:font-family="Consolas" style:font-family-complex="Consolas" fo:font-size="12pt" fo:font-weight="bold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text" style:name="T209">
      <style:text-properties fo:color="#808080" fo:font-family="Consolas" style:font-family-complex="Consolas" fo:font-size="12pt" fo:font-style="italic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complex="Consolas" fo:font-size="12pt" fo:font-weight="bold"/>
    </style:style>
    <style:style style:family="text" style:name="T211">
      <style:text-properties fo:color="#000080" fo:font-family="Consolas" style:font-family-complex="Consolas" fo:font-size="12pt" fo:font-weight="bold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text" style:name="T213">
      <style:text-properties fo:color="#000080" fo:font-family="Consolas" style:font-family-complex="Consolas" fo:font-size="12pt" fo:font-weight="bold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text" style:name="T215">
      <style:text-properties fo:color="#0000ff" fo:font-family="Consolas" style:font-family-complex="Consolas" fo:font-size="12pt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text" style:name="T220">
      <style:text-properties fo:color="#000080" fo:font-family="Consolas" style:font-family-complex="Consolas" fo:font-size="12pt" fo:font-weight="bold"/>
    </style:style>
    <style:style style:family="text" style:name="T221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paragraph" style:name="P103">
      <style:paragraph-properties fo:break-before="page"/>
    </style:style>
    <style:style style:family="text" style:name="T225">
      <style:text-properties fo:font-family="Times New Roman" style:font-family-complex="Times New Roman" fo:font-size="14pt" fo:font-weight="bold"/>
    </style:style>
    <style:style style:family="text" style:name="T226">
      <style:text-properties fo:font-family="Times New Roman" style:font-family-complex="Times New Roman" fo:font-size="14pt" fo:font-weight="bold"/>
    </style:style>
    <style:style style:parent-style-name="620" style:family="paragraph" style:name="P104">
      <style:paragraph-properties/>
    </style:style>
    <style:style style:family="text" style:name="T227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28">
      <style:text-properties fo:font-size="14pt" fo:font-weight="bold"/>
    </style:style>
    <style:style style:parent-style-name="618" style:family="paragraph" style:name="P105">
      <style:paragraph-properties/>
    </style:style>
    <style:style style:family="text" style:name="T229">
      <style:text-properties fo:color="#000000" fo:font-family="Times New Roman" style:font-family-complex="Times New Roman" fo:font-size="14pt" fo:font-weight="bold"/>
    </style:style>
    <style:style style:family="text" style:name="T230">
      <style:text-properties fo:color="#000000" fo:font-family="Times New Roman" style:font-family-complex="Times New Roman" fo:font-size="14pt" fo:font-weight="bold"/>
    </style:style>
    <style:style style:parent-style-name="620" style:family="paragraph" style:name="P106">
      <style:paragraph-properties fo:text-align="justify"/>
    </style:style>
    <style:style style:family="text" style:name="T231">
      <style:text-properties fo:color="#000000" fo:font-family="Times New Roman" style:font-family-complex="Times New Roman" fo:font-size="14pt" fo:font-weight="bold"/>
    </style:style>
    <style:style style:family="text" style:name="T232">
      <style:text-properties fo:color="#000000" fo:font-family="Times New Roman" style:font-family-complex="Times New Roman" fo:font-size="14pt" fo:font-weight="bold"/>
    </style:style>
    <style:style style:family="text" style:name="T233">
      <style:text-properties fo:color="#000000" fo:font-family="Times New Roman" style:font-family-complex="Times New Roman" fo:font-size="14pt" fo:font-weight="bold"/>
    </style:style>
    <style:style style:family="paragraph" style:name="P107">
      <style:paragraph-properties fo:text-align="justify" fo:margin-left="0.1341cm" fo:margin-right="0cm" fo:text-indent="0cm" fo:margin-top="0pt" fo:margin-bottom="0pt" fo:border="none"/>
    </style:style>
    <style:style style:family="text" style:name="T234">
      <style:text-properties fo:color="#000000" fo:font-family="TSCu_Times" style:font-family-complex="TSCu_Times" fo:font-size="14pt"/>
    </style:style>
    <style:style style:family="paragraph" style:name="P108">
      <style:paragraph-properties fo:text-align="justify" fo:margin-left="0.1341cm" fo:margin-right="0cm" fo:text-indent="0cm" fo:margin-top="0pt" fo:margin-bottom="0pt" fo:border="none"/>
    </style:style>
    <style:style style:family="text" style:name="T235">
      <style:text-properties fo:color="#000000" fo:font-family="TSCu_Times" style:font-family-complex="TSCu_Times" fo:font-size="14pt"/>
    </style:style>
    <style:style style:family="text" style:name="T236">
      <style:text-properties fo:color="#000000" fo:font-family="TSCu_Times" style:font-family-complex="TSCu_Times" fo:font-size="14pt"/>
    </style:style>
    <style:style style:family="text" style:name="T237">
      <style:text-properties fo:color="#000000" fo:font-family="TSCu_Times" style:font-family-complex="TSCu_Times" fo:font-size="14pt"/>
    </style:style>
    <style:style style:family="paragraph" style:name="P109">
      <style:paragraph-properties fo:text-align="justify" fo:margin-left="0.09349cm" fo:margin-right="0cm" fo:text-indent="0cm" fo:margin-top="0pt" fo:margin-bottom="0pt" fo:border="none"/>
    </style:style>
    <style:style style:family="text" style:name="T238">
      <style:text-properties fo:color="#000000" fo:font-family="TSCu_Times" style:font-family-complex="TSCu_Times" fo:font-size="14pt"/>
    </style:style>
    <style:style style:family="paragraph" style:name="P110">
      <style:paragraph-properties fo:text-align="justify" fo:margin-left="0.09349cm" fo:margin-right="0cm" fo:text-indent="0cm" fo:margin-top="0pt" fo:margin-bottom="0pt" fo:border="none"/>
    </style:style>
    <style:style style:family="text" style:name="T239">
      <style:text-properties fo:color="#000000" fo:font-family="TSCu_Times" style:font-family-complex="TSCu_Times" fo:font-size="14pt"/>
    </style:style>
    <style:style style:family="text" style:name="T240">
      <style:text-properties fo:color="#000000" fo:font-family="TSCu_Times" style:font-family-complex="TSCu_Times" fo:font-size="14pt"/>
    </style:style>
    <style:style style:family="paragraph" style:name="P111">
      <style:paragraph-properties fo:text-align="justify" fo:margin-left="0.1005cm" fo:margin-right="0cm" fo:text-indent="0cm" fo:margin-top="0pt" fo:margin-bottom="0pt" fo:border="none"/>
    </style:style>
    <style:style style:family="text" style:name="T241">
      <style:text-properties fo:color="#000000" fo:font-family="TSCu_Times" style:font-family-complex="TSCu_Times" fo:font-size="14pt"/>
    </style:style>
    <style:style style:family="paragraph" style:name="P112">
      <style:paragraph-properties fo:text-align="justify" fo:margin-left="0.1005cm" fo:margin-right="0cm" fo:text-indent="0cm" fo:margin-top="0pt" fo:margin-bottom="0pt" fo:border="none"/>
    </style:style>
    <style:style style:family="text" style:name="T242">
      <style:text-properties fo:color="#000000" fo:font-family="TSCu_Times" style:font-family-complex="TSCu_Times" fo:font-size="14pt"/>
    </style:style>
    <style:style style:family="text" style:name="T243">
      <style:text-properties fo:color="#000000" fo:font-family="TSCu_Times" style:font-family-complex="TSCu_Times" fo:font-size="14pt"/>
    </style:style>
    <style:style style:family="paragraph" style:name="P113">
      <style:paragraph-properties fo:text-align="justify" fo:margin-left="0.1005cm" fo:margin-right="0cm" fo:text-indent="0cm" fo:margin-top="0pt" fo:margin-bottom="0pt" fo:border="none"/>
    </style:style>
    <style:style style:family="text" style:name="T244">
      <style:text-properties fo:color="#000000" fo:font-family="TSCu_Times" style:font-family-complex="TSCu_Times" fo:font-size="14pt"/>
    </style:style>
    <style:style style:family="paragraph" style:name="P114">
      <style:paragraph-properties fo:text-align="justify"/>
    </style:style>
    <style:style style:family="text" style:name="T245">
      <style:text-properties fo:color="#000000" fo:font-family="Times New Roman" style:font-family-complex="Times New Roman" fo:font-size="14pt" fo:font-weight="bold"/>
    </style:style>
    <style:style style:family="text" style:name="T246">
      <style:text-properties fo:color="#000000" fo:font-family="Times New Roman" style:font-family-complex="Times New Roman" fo:font-size="14pt" fo:font-weight="bold"/>
    </style:style>
    <style:style style:family="paragraph" style:name="P115">
      <style:paragraph-properties fo:text-align="justify" fo:margin-left="0cm" fo:margin-right="4.463cm" fo:text-indent="0cm" fo:margin-top="16.6pt" fo:margin-bottom="0pt" fo:border="none"/>
    </style:style>
    <style:style style:family="text" style:name="T247">
      <style:text-properties fo:color="#000000" fo:font-family="Times New Roman" style:font-family-complex="Times New Roman" fo:font-size="14pt" fo:font-weight="bold"/>
    </style:style>
    <style:style style:family="text" style:name="T248">
      <style:text-properties fo:font-family="Times New Roman" style:font-family-complex="Times New Roman" fo:font-size="14pt"/>
    </style:style>
    <style:style style:family="paragraph" style:name="P116">
      <style:paragraph-properties fo:text-align="justify" fo:margin-left="0cm" fo:margin-right="0cm" fo:text-indent="0cm" fo:margin-top="14.6pt" fo:margin-bottom="0pt" fo:border="none"/>
    </style:style>
    <style:style style:family="text" style:name="T249">
      <style:text-properties fo:color="#000000" fo:font-family="TSCu_Times" style:font-family-complex="TSCu_Times" fo:font-size="14pt"/>
    </style:style>
    <style:style style:family="text" style:name="T250">
      <style:text-properties fo:color="#000000" fo:font-family="TSCu_Times" style:font-family-complex="TSCu_Times" fo:font-size="14pt"/>
    </style:style>
    <style:style style:family="paragraph" style:name="P117">
      <style:paragraph-properties fo:text-align="justify" fo:margin-left="0cm" fo:margin-right="0cm" fo:text-indent="0cm" fo:margin-top="14.6pt" fo:margin-bottom="0pt" fo:border="none"/>
    </style:style>
    <style:style style:family="text" style:name="T251">
      <style:text-properties fo:color="#000000" fo:font-family="TSCu_Times" style:font-family-complex="TSCu_Times" fo:font-size="14pt"/>
    </style:style>
    <style:style style:family="text" style:name="T252">
      <style:text-properties fo:color="#000000" fo:font-family="TSCu_Times" style:font-family-complex="TSCu_Times" fo:font-size="14pt"/>
    </style:style>
    <style:style style:family="paragraph" style:name="P118">
      <style:paragraph-properties fo:text-align="justify" fo:margin-left="0cm" fo:margin-right="0cm" fo:text-indent="0cm" fo:margin-top="14.6pt" fo:margin-bottom="0pt" fo:border="none"/>
    </style:style>
    <style:style style:family="text" style:name="T253">
      <style:text-properties fo:color="#000000" fo:font-family="TSCu_Times" style:font-family-complex="TSCu_Times" fo:font-size="14pt"/>
    </style:style>
    <style:style style:family="text" style:name="T254">
      <style:text-properties fo:color="#000000" fo:font-family="TSCu_Times" style:font-family-complex="TSCu_Times" fo:font-size="14pt"/>
    </style:style>
    <style:style style:family="paragraph" style:name="P119">
      <style:paragraph-properties fo:text-align="justify" fo:margin-left="0cm" fo:margin-right="0cm" fo:text-indent="0cm" fo:margin-top="14.6pt" fo:margin-bottom="0pt" fo:border="none"/>
    </style:style>
    <style:style style:family="text" style:name="T255">
      <style:text-properties fo:color="#000000" fo:font-family="TSCu_Times" style:font-family-complex="TSCu_Times" fo:font-size="14pt"/>
    </style:style>
    <style:style style:family="text" style:name="T256">
      <style:text-properties fo:color="#000000" fo:font-family="TSCu_Times" style:font-family-complex="TSCu_Times" fo:font-size="14pt"/>
    </style:style>
    <style:style style:family="paragraph" style:name="P120">
      <style:paragraph-properties fo:text-align="justify" fo:margin-left="0cm" fo:margin-right="0cm" fo:text-indent="0cm" fo:margin-top="0pt" fo:margin-bottom="0pt" fo:border="none"/>
    </style:style>
    <style:style style:family="text" style:name="T257">
      <style:text-properties fo:color="#000000" fo:font-family="TSCu_Times" style:font-family-complex="TSCu_Times" fo:font-size="14pt"/>
    </style:style>
    <style:style style:family="paragraph" style:name="P121">
      <style:paragraph-properties fo:text-align="justify" fo:margin-left="0cm" fo:margin-right="0cm" fo:text-indent="0cm" fo:margin-top="0pt" fo:margin-bottom="0pt" fo:border="none"/>
    </style:style>
    <style:style style:family="text" style:name="T258">
      <style:text-properties fo:color="#000000" fo:font-family="TSCu_Times" style:font-family-complex="TSCu_Times" fo:font-size="14pt"/>
    </style:style>
    <style:style style:family="text" style:name="T259">
      <style:text-properties fo:color="#000000" fo:font-family="TSCu_Times" style:font-family-complex="TSCu_Times" fo:font-size="14pt"/>
    </style:style>
    <style:style style:family="paragraph" style:name="P122">
      <style:paragraph-properties fo:text-align="justify" fo:margin-left="0cm" fo:margin-right="0cm" fo:text-indent="0cm" fo:margin-top="0pt" fo:margin-bottom="0pt" fo:border="none"/>
    </style:style>
    <style:style style:family="text" style:name="T260">
      <style:text-properties fo:color="#000000" fo:font-family="TSCu_Times" style:font-family-complex="TSCu_Times" fo:font-size="14pt"/>
    </style:style>
    <style:style style:family="paragraph" style:name="P123">
      <style:paragraph-properties fo:text-align="justify" fo:margin-left="0cm" fo:margin-right="0cm" fo:text-indent="0cm" fo:margin-top="0pt" fo:margin-bottom="0pt" fo:border="none"/>
    </style:style>
    <style:style style:family="text" style:name="T261">
      <style:text-properties fo:color="#000000" fo:font-family="TSCu_Times" style:font-family-complex="TSCu_Times" fo:font-size="14pt"/>
    </style:style>
    <style:style style:family="text" style:name="T262">
      <style:text-properties fo:color="#000000" fo:font-family="TSCu_Times" style:font-family-complex="TSCu_Times" fo:font-size="14pt"/>
    </style:style>
    <style:style style:family="text" style:name="T263">
      <style:text-properties fo:color="#000000" fo:font-family="TSCu_Times" style:font-family-complex="TSCu_Times" fo:font-size="14pt"/>
    </style:style>
    <style:style style:family="paragraph" style:name="P124">
      <style:paragraph-properties fo:text-align="justify" fo:margin-left="0cm" fo:margin-right="0cm" fo:text-indent="0cm" fo:margin-top="0pt" fo:margin-bottom="0pt" fo:border="none"/>
    </style:style>
    <style:style style:family="text" style:name="T264">
      <style:text-properties fo:color="#000000" fo:font-family="TSCu_Times" style:font-family-complex="TSCu_Times" fo:font-size="14pt"/>
    </style:style>
    <style:style style:family="paragraph" style:name="P125">
      <style:paragraph-properties fo:text-align="justify" fo:margin-left="0cm" fo:margin-right="0cm" fo:text-indent="0cm" fo:margin-top="0pt" fo:margin-bottom="0pt" fo:border="none"/>
    </style:style>
    <style:style style:family="text" style:name="T265">
      <style:text-properties fo:color="#000000" fo:font-family="TSCu_Times" style:font-family-complex="TSCu_Times" fo:font-size="14pt"/>
    </style:style>
    <style:style style:family="text" style:name="T266">
      <style:text-properties fo:color="#000000" fo:font-family="TSCu_Times" style:font-family-complex="TSCu_Times" fo:font-size="14pt"/>
    </style:style>
    <style:style style:family="paragraph" style:name="P126">
      <style:paragraph-properties fo:text-align="justify" fo:break-before="page"/>
    </style:style>
    <style:style style:family="text" style:name="T267">
      <style:text-properties fo:color="#000000" fo:font-family="Times New Roman" style:font-family-complex="Times New Roman" fo:font-size="14pt" fo:font-weight="bold"/>
    </style:style>
    <style:style style:family="text" style:name="T268">
      <style:text-properties fo:color="#000000" fo:font-family="Times New Roman" style:font-family-complex="Times New Roman" fo:font-size="14pt" fo:font-weight="bold"/>
    </style:style>
    <style:style style:parent-style-name="618" style:family="paragraph" style:name="P127">
      <style:paragraph-properties/>
    </style:style>
    <style:style style:family="text" style:name="T269">
      <style:text-properties fo:color="#000000" fo:font-family="Times New Roman" style:font-family-complex="Times New Roman" fo:font-size="14pt" fo:font-weight="bold"/>
    </style:style>
    <style:style style:family="text" style:name="T270">
      <style:text-properties fo:color="#000000" fo:font-family="Times New Roman" style:font-family-complex="Times New Roman"/>
    </style:style>
    <style:style style:family="paragraph" style:name="P128">
      <style:paragraph-properties fo:text-align="justify" fo:margin-left="0cm" fo:margin-right="0cm" fo:text-indent="0cm" fo:margin-top="0pt" fo:margin-bottom="0pt" fo:border="none"/>
    </style:style>
    <style:style style:family="text" style:name="T271">
      <style:text-properties fo:font-family="Times New Roman" style:font-family-complex="Times New Roman" fo:font-size="14pt"/>
    </style:style>
    <style:style style:family="text" style:name="T272">
      <style:text-properties fo:color="#000000" fo:font-family="TSCu_Times" style:font-family-complex="TSCu_Times" fo:font-size="14pt"/>
    </style:style>
    <style:style style:family="text" style:name="T273">
      <style:text-properties fo:color="#000000" fo:font-family="TSCu_Times" style:font-family-complex="TSCu_Times" fo:font-size="14pt" fo:background-color="#ffffff"/>
    </style:style>
    <style:style style:family="text" style:name="T274">
      <style:text-properties fo:color="#000000" fo:font-family="TSCu_Times" style:font-family-complex="TSCu_Times" fo:font-size="14pt"/>
    </style:style>
    <style:style style:family="text" style:name="T275">
      <style:text-properties fo:color="#000000" fo:font-family="TSCu_Times" style:font-family-complex="TSCu_Times" fo:font-size="14pt" fo:background-color="#ffffff"/>
    </style:style>
    <style:style style:family="text" style:name="T276">
      <style:text-properties fo:color="#000000" fo:font-family="TSCu_Times" style:font-family-complex="TSCu_Times" fo:font-size="14pt"/>
    </style:style>
    <style:style style:family="text" style:name="T277">
      <style:text-properties fo:font-family="Times New Roman" style:font-family-complex="Times New Roman" fo:font-size="14pt"/>
    </style:style>
  </office:automatic-styles>
  <office:body>
    <office:text text:use-soft-page-breaks="true">
      <text:p text:style-name="P42"><text:span text:style-name="T57">МІНІСТЕРСТВО ОСВІТИ І НАУКИ УКРАЇНИ</text:span><text:span/></text:p>
      <text:p text:style-name="P43"><text:span text:style-name="T58">НАЦІОНАЛЬНИЙ УНІВЕРСИТЕТ «ЛЬВІВСЬКА ПОЛІТЕХНІКА»</text:span><text:span/></text:p>
      <text:p text:style-name="P44"><text:span text:style-name="T59"/><text:span/></text:p>
      <text:p text:style-name="P45"><text:span text:style-name="T60">ВІДОКРЕМЛЕНИЙ СТРУКТУРНИЙ ПІДРОЗДІЛ –</text:span><text:span/></text:p>
      <text:p text:style-name="P46"><text:span text:style-name="T61">КОЛЕДЖ ТЕЛЕКОМУНІКАЦІЙ ТА КОМП’ЮТЕРНИХ ТЕХНОЛОГІЙ</text:span><text:span/></text:p>
      <text:p text:style-name="P47"><text:span text:style-name="T62">НАЦІОНАЛЬНОГО УНІВЕРСИТЕТУ «ЛЬВІВСЬКА ПОЛІТЕХНІКА»</text:span><text:span/></text:p>
      <text:p text:style-name="P48"><text:span><text:line-break/><text:line-break/><text:line-break/></text:span><text:span/></text:p>
      <text:p text:style-name="P49"><text:span text:style-name="T63">ЛАБОРАТОРНА  (ПРАКТИЧНА)  РОБОТА № 6</text:span><text:span/></text:p>
      <text:p text:style-name="P50"><text:span text:style-name="T64">(тема роботи)</text:span><text:span/></text:p>
      <text:p text:style-name="P51"><text:span text:style-name="T65"/><text:span text:style-name="T66">Тема: </text:span><text:span><text:line-break/><text:line-break/></text:span><text:span text:style-name="T67"><text:s/></text:span><text:span text:style-name="T68">Складання програм для обробки одновимірних масивів. </text:span><text:span><text:line-break/><text:line-break/></text:span><text:span text:style-name="T69"><text:line-break/><text:line-break/></text:span><text:span text:style-name="T70"/><text:span/></text:p>
      <text:p text:style-name="P52"><text:span text:style-name="T71"/><text:span text:style-name="T72">Роботу виконав студент</text:span><text:span text:style-name="T73"/><text:span/></text:p>
      <text:p text:style-name="P53"><text:span text:style-name="T74"/><text:span text:style-name="T75"/><text:span/></text:p>
      <text:p text:style-name="P54"><text:span text:style-name="T76">гр. ТКб-31</text:span><text:span text:style-name="T77"/><text:span/></text:p>
      <text:p text:style-name="P55"><text:span text:style-name="T78">Заяць Богдан</text:span><text:span text:style-name="T79"/><text:span/></text:p>
      <text:p text:style-name="P56"><text:span text:style-name="T80"/><text:span text:style-name="T81">(прізвище та ініціали студента)</text:span><text:span text:style-name="T82"/><text:span/></text:p>
      <text:p text:style-name="P57"><text:span text:style-name="T83">Дата виконання</text:span><text:span text:style-name="T84"> 23.03.2022</text:span><text:span text:style-name="T85"/><text:span/></text:p>
      <text:p text:style-name="P58"><text:span text:style-name="T86">Роботу прийняв викладач</text:span><text:span text:style-name="T87"/><text:span/></text:p>
      <text:p text:style-name="P59"><text:span text:style-name="T88">Андрій Селемонавічус</text:span><text:span text:style-name="T89"/><text:span/></text:p>
      <text:p text:style-name="P60"><text:span text:style-name="T90">(прізвище та ініціали викладача)</text:span><text:span text:style-name="T91"/><text:span/></text:p>
      <text:p text:style-name="P61"><text:span text:style-name="T92"/><text:span text:style-name="T93"/><text:span/></text:p>
      <text:p text:style-name="P62"><text:span text:style-name="T94">Дані про залік</text:span><text:span text:style-name="T95"/><text:span/></text:p>
      <text:p text:style-name="P63"><text:span text:style-name="T96">Оцінка</text:span><text:span text:style-name="T97"> _______________</text:span><text:span text:style-name="T98"/><text:span/></text:p>
      <text:p text:style-name="P64"><text:span text:style-name="T99">Дата захисту </text:span><text:span text:style-name="T100">“___” _________________2022</text:span><text:span text:style-name="T101"/><text:span/></text:p>
      <text:p text:style-name="P65"><text:span text:style-name="T102">Підпис викладача</text:span><text:span text:style-name="T103"><text:line-break/><text:line-break/><text:line-break/><text:line-break/><text:line-break/><text:line-break/></text:span><text:span text:style-name="T104"/><text:span/></text:p>
      <text:p text:style-name="P66"><text:span text:style-name="T105"/><text:span text:style-name="T106">Львів – 2022</text:span><text:span/></text:p>
      <text:p text:style-name="P67"><text:span text:style-name="T107"><text:soft-page-break/></text:span><text:span text:style-name="T108"/></text:p>
      <text:p text:style-name="P68"><text:span text:style-name="T109"/><text:span text:style-name="T110">Мета роботи: </text:span><text:span text:style-name="T111"/><text:span/></text:p>
      <text:p><text:span text:style-name="T112"/><text:span text:style-name="T113">Навчитись описувати, формувати і опрацьовувати одновимірні </text:span><text:span text:style-name="T114"> </text:span><text:span text:style-name="T115">масиви даних.</text:span><text:span text:style-name="T116"><text:s/></text:span><text:span text:style-name="T117"/><text:span/></text:p>
      <text:p text:style-name="P69"><text:span text:style-name="T118">Інструмент, обладнання і прилади</text:span><text:span/></text:p>
      <text:p text:style-name="P70"><text:span text:style-name="T119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1"><text:span text:style-name="T120">Ноутбук із Лінукс-дистрибутивом Endavour OS with GNOME 41 DE, OpenJDK17,IntelliJ IDEA CE, ONLYOFIICE Desktop Editors.</text:span><text:span text:style-name="T121"/><text:span/></text:p>
      <text:p text:style-name="P72"><text:span text:style-name="T122">Завдання</text:span><text:span text:style-name="T123"/><text:span/></text:p>
      <text:p text:style-name="P73"><text:span text:style-name="T124"/><text:span text:style-name="T125">Ввести масив цілих чисел (розмірність - 8 елементів), значення всіх<text:s text:c="2"/>введених чисел, збільшити на два, результуючий масив вивести на екран. </text:span><text:span text:style-name="T126"/><text:span/></text:p>
      <text:p text:style-name="P74"><text:span text:style-name="T127">Звіт по роботі</text:span><text:span text:style-name="T128"/><text:span/></text:p>
      <text:p text:style-name="P75"><text:span text:style-name="T129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6"><text:span text:style-name="T130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7"><text:span text:style-name="T131"/><text:span text:style-name="T132"/><text:span/></text:p>
      <text:p text:style-name="P78"><text:span text:style-name="T133"/><text:span text:style-name="T134">Код</text:span><text:span text:style-name="T135"/><text:span/></text:p>
      <text:p text:style-name="P79"><text:span text:style-name="T136">package</text:span><text:span text:style-name="T137"> lab6;</text:span><text:span/></text:p>
      <text:p text:style-name="P80"><text:span text:style-name="T138"> </text:span><text:span/></text:p>
      <text:p text:style-name="P81"><text:span text:style-name="T139">import</text:span><text:span text:style-name="T140"> java.util.Arrays;</text:span><text:span/></text:p>
      <text:p text:style-name="P82"><text:span text:style-name="T141"> </text:span><text:span/></text:p>
      <text:p text:style-name="P83"><text:span text:style-name="T142">import</text:span><text:span text:style-name="T143"><text:s/></text:span><text:span text:style-name="T144">static</text:span><text:span text:style-name="T145"> java.lang.System.out;</text:span><text:span/></text:p>
      <text:p text:style-name="P84"><text:span text:style-name="T146"> </text:span><text:span/></text:p>
      <text:p text:style-name="P85"><text:span text:style-name="T147">public</text:span><text:span text:style-name="T148"><text:s/></text:span><text:span text:style-name="T149">class</text:span><text:span text:style-name="T150"><text:s/></text:span><text:span text:style-name="T151">Lab6</text:span><text:span text:style-name="T152"> {</text:span><text:span/></text:p>
      <text:p text:style-name="P86"><text:span text:style-name="T153"><text:s text:c="4"/></text:span><text:span text:style-name="T154">static</text:span><text:span text:style-name="T155"><text:s text:c="2"/></text:span><text:span text:style-name="T156">int</text:span><text:span text:style-name="T157">[] numbers = {</text:span><text:span text:style-name="T158">0</text:span><text:span text:style-name="T159">,</text:span><text:span text:style-name="T160">1</text:span><text:span text:style-name="T161">,</text:span><text:span text:style-name="T162">2</text:span><text:span text:style-name="T163">,</text:span><text:span text:style-name="T164">3</text:span><text:span text:style-name="T165">,</text:span><text:span text:style-name="T166">4</text:span><text:span text:style-name="T167">,</text:span><text:span text:style-name="T168">5</text:span><text:span text:style-name="T169">,</text:span><text:span text:style-name="T170">6</text:span><text:span text:style-name="T171">,</text:span><text:span text:style-name="T172">7</text:span><text:span text:style-name="T173">};</text:span><text:span/></text:p>
      <text:p text:style-name="P87"><text:span text:style-name="T174"><text:s text:c="4"/></text:span><text:span text:style-name="T175">static</text:span><text:span text:style-name="T176"><text:s/></text:span><text:span text:style-name="T177">final</text:span><text:span text:style-name="T178"><text:s text:c="2"/></text:span><text:span text:style-name="T179">int</text:span><text:span text:style-name="T180"> MULTIPLIER = </text:span><text:span text:style-name="T181">2</text:span><text:span text:style-name="T182">;</text:span><text:span/></text:p>
      <text:p text:style-name="P88"><text:span text:style-name="T183"> </text:span><text:span/></text:p>
      <text:p text:style-name="P89"><text:span text:style-name="T184"><text:s text:c="4"/></text:span><text:span text:style-name="T185">public</text:span><text:span text:style-name="T186"><text:s/></text:span><text:span text:style-name="T187">static</text:span><text:span text:style-name="T188"><text:s/></text:span><text:span text:style-name="T189">void</text:span><text:span text:style-name="T190"><text:s/></text:span><text:span text:style-name="T191">main</text:span><text:span text:style-name="T192">(String[] args) {</text:span><text:span/></text:p>
      <text:p text:style-name="P90"><text:span text:style-name="T193"><text:s text:c="8"/>out.println(Arrays.toString(multiplyArrayValues(numbers, MULTIPLIER)));</text:span><text:span/></text:p>
      <text:p text:style-name="P91"><text:span text:style-name="T194"><text:s text:c="8"/>out.println(Arrays.toString(numbers));</text:span><text:span/></text:p>
      <text:p text:style-name="P92"><text:span text:style-name="T195"><text:s text:c="4"/>}</text:span><text:span/></text:p>
      <text:p text:style-name="P93"><text:span text:style-name="T196"> </text:span><text:span/></text:p>
      <text:p text:style-name="P94"><text:span text:style-name="T197"><text:s text:c="4"/></text:span><text:span text:style-name="T198">static</text:span><text:span text:style-name="T199"><text:s/></text:span><text:span text:style-name="T200">int</text:span><text:span text:style-name="T201"> [] multiplyArrayValues(</text:span><text:span text:style-name="T202">int</text:span><text:span text:style-name="T203"> [] array,</text:span><text:span text:style-name="T204">int</text:span><text:span text:style-name="T205"> multiplier){</text:span><text:span/></text:p>
      <text:p text:style-name="P95"><text:span text:style-name="T206"><text:s text:c="8"/></text:span><text:span text:style-name="T207">int</text:span><text:span text:style-name="T208"> [] arr = array.clone(); </text:span><text:span text:style-name="T209">// otherwise, array will be mutated</text:span><text:span/></text:p>
      <text:p text:style-name="P96"><text:span text:style-name="T210"><text:s text:c="8"/></text:span><text:span text:style-name="T211">for</text:span><text:span text:style-name="T212"> (</text:span><text:span text:style-name="T213">int</text:span><text:span text:style-name="T214"> i =</text:span><text:span text:style-name="T215">0</text:span><text:span text:style-name="T216">; i &lt; arr.length; i++) {</text:span><text:span/></text:p>
      <text:p text:style-name="P97"><text:span text:style-name="T217"><text:s text:c="12"/>arr[i] *= multiplier;</text:span><text:span/></text:p>
      <text:p text:style-name="P98"><text:span text:style-name="T218"><text:s text:c="8"/>}</text:span><text:span/></text:p>
      <text:p text:style-name="P99"><text:span text:style-name="T219"><text:s text:c="8"/></text:span><text:span text:style-name="T220">return</text:span><text:span text:style-name="T221"><text:s text:c="2"/>arr;</text:span><text:span/></text:p>
      <text:p text:style-name="P100"><text:span text:style-name="T222"><text:s text:c="4"/>}</text:span><text:span/></text:p>
      <text:p text:style-name="P101"><text:span text:style-name="T223"> </text:span><text:span/></text:p>
      <text:p text:style-name="P102"><text:span text:style-name="T224">}</text:span><text:span/></text:p>
      <text:p text:style-name="P103"><text:span text:style-name="T225"/><text:span text:style-name="T226"/><text:span/></text:p>
      <text:p text:style-name="P104"><text:span text:style-name="T227">Результат</text:span><text:span/><draw:frame draw:name="Object" draw:style-name="gr3" text:anchor-type="as-char" svg:width="16.5cm" svg:height="1.823cm" svg:x="0cm" svg:y="0cm"><draw:image xlink:href="Pictures/image1.png" xlink:type="simple" xlink:show="embed" xlink:actuate="onLoad"/></draw:frame><text:span text:style-name="T228"/><text:span/></text:p>
      <text:p text:style-name="P105"><text:span text:style-name="T229">Відповіді на запитання </text:span><text:span text:style-name="T230"> контролю</text:span><text:span/></text:p>
      <text:p text:style-name="P106"><text:span text:style-name="T231"/><text:span text:style-name="T232">Питання вхідного контролю.</text:span><text:span text:style-name="T233"/><text:span/></text:p>
      <text:p text:style-name="P107"><text:span text:style-name="T234">1. Що таке масив? </text:span><text:span/></text:p>
      <text:p text:style-name="P108"><text:span text:style-name="T235">Масив — це впорядкована множина </text:span><text:span text:style-name="T236">фіксованої кількості однотипних елементів, що зберігаються в послідовно розташованих комірках оперативної пам'яті, мають порядковий номер і спільне ім'я, що надає користувач. </text:span><text:span text:style-name="T237"/><text:span/></text:p>
      <text:p text:style-name="P109"><text:span text:style-name="T238">2. Яке значення має індекс 1-го елементу масиву? </text:span><text:span/></text:p>
      <text:p text:style-name="P110"><text:span text:style-name="T239">0</text:span><text:span text:style-name="T240"/><text:span/></text:p>
      <text:p text:style-name="P111"><text:span text:style-name="T241">3. Які типи даних можна використати для опису масивів ?</text:span><text:span/></text:p>
      <text:p text:style-name="P112"><text:span text:style-name="T242">Будь-які.</text:span><text:span text:style-name="T243"/><text:span/></text:p>
      <text:p text:style-name="P113"><text:span text:style-name="T244"><text:s/></text:span><text:span/></text:p>
      <text:p text:style-name="P114"><text:span text:style-name="T245"/><text:span text:style-name="T246"/><text:span/></text:p>
      <text:p text:style-name="P115"><text:span text:style-name="T247">Питання вихідного контролю </text:span><text:span text:style-name="T248"/><text:span/></text:p>
      <text:p text:style-name="P116"><text:span text:style-name="T249">1. Як оголошується масив в Java? </text:span><text:span text:style-name="T250"/><text:span/></text:p>
      <text:p text:style-name="P117"><text:span text:style-name="T251">int[] array; нормально.</text:span><text:span text:style-name="T252"/><text:span/></text:p>
      <text:p text:style-name="P118"><text:span text:style-name="T253">int array[]; c<text:s text:c="2"/>стиль</text:span><text:span text:style-name="T254"/><text:span/></text:p>
      <text:p text:style-name="P119"><text:span text:style-name="T255"/><text:span text:style-name="T256"/><text:span/></text:p>
      <text:p text:style-name="P120"><text:span text:style-name="T257">2. Як ініціалізувати масив в Java? </text:span><text:span/></text:p>
      <text:p text:style-name="P121"><text:span text:style-name="T258">array = {0,2,3,4,47,-9}</text:span><text:span text:style-name="T259"/><text:span/></text:p>
      <text:p text:style-name="P122"><text:span text:style-name="T260">3. Що таке альтернативний метод оголошення масиву? </text:span><text:span/></text:p>
      <text:p text:style-name="P123"><text:span text:style-name="T261"/><text:span text:style-name="T262">int[] Matr[] = new int[2][3];</text:span><text:span text:style-name="T263"/><text:span/></text:p>
      <text:p text:style-name="P124"><text:span text:style-name="T264">4. Яке значення має індекс 10-го елементу масиву?</text:span><text:span/></text:p>
      <text:p text:style-name="P125"><text:span text:style-name="T265">9</text:span><text:span text:style-name="T266"/><text:span/></text:p>
      <text:p text:style-name="P126"><text:span text:style-name="T267"/><text:span text:style-name="T268"/><text:span/></text:p>
      <text:p text:style-name="P127"><text:span text:style-name="T269">Висновки</text:span><text:span text:style-name="T270"/><text:span/></text:p>
      <text:p text:style-name="P128"><text:span text:style-name="T271">Я<text:s text:c="2"/>навчився</text:span><text:span text:style-name="T272"><text:s/></text:span><text:span text:style-name="T273">описувати, формувати і опрацьовувати одновимірні </text:span><text:span text:style-name="T274"> </text:span><text:span text:style-name="T275">масиви даних.</text:span><text:span text:style-name="T276"><text:s/></text:span><text:span text:style-name="T277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6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17"/>
    <style:style style:parent-style-name="678" style:display-name="Heading 1" style:family="paragraph" style:name="618">
      <style:text-properties fo:font-family="Arial" style:font-family-complex="Arial" fo:font-size="20pt"/>
      <style:paragraph-properties fo:margin-top="24pt" fo:margin-bottom="10pt"/>
    </style:style>
    <style:style style:parent-style-name="617" style:display-name="Heading 1 Char" style:family="text" style:name="619">
      <style:text-properties fo:font-family="Arial" style:font-family-complex="Arial" fo:font-size="20pt"/>
    </style:style>
    <style:style style:parent-style-name="678" style:display-name="Heading 2" style:family="paragraph" style:name="620">
      <style:text-properties fo:font-family="Arial" style:font-family-complex="Arial" fo:font-size="17pt"/>
      <style:paragraph-properties fo:margin-top="18pt" fo:margin-bottom="10pt"/>
    </style:style>
    <style:style style:parent-style-name="617" style:display-name="Heading 2 Char" style:family="text" style:name="621">
      <style:text-properties fo:font-family="Arial" style:font-family-complex="Arial" fo:font-size="17pt"/>
    </style:style>
    <style:style style:parent-style-name="678" style:display-name="Heading 3" style:family="paragraph" style:name="622">
      <style:text-properties fo:font-family="Arial" style:font-family-complex="Arial" fo:font-size="15pt"/>
      <style:paragraph-properties fo:margin-top="16pt" fo:margin-bottom="10pt"/>
    </style:style>
    <style:style style:parent-style-name="617" style:display-name="Heading 3 Char" style:family="text" style:name="623">
      <style:text-properties fo:font-family="Arial" style:font-family-complex="Arial" fo:font-size="15pt"/>
    </style:style>
    <style:style style:parent-style-name="678" style:display-name="Heading 4" style:family="paragraph" style:name="624">
      <style:text-properties fo:font-family="Arial" style:font-family-complex="Arial" fo:font-size="13pt" fo:font-weight="bold"/>
      <style:paragraph-properties fo:margin-top="16pt" fo:margin-bottom="10pt"/>
    </style:style>
    <style:style style:parent-style-name="617" style:display-name="Heading 4 Char" style:family="text" style:name="625">
      <style:text-properties fo:font-family="Arial" style:font-family-complex="Arial" fo:font-size="13pt" fo:font-weight="bold"/>
    </style:style>
    <style:style style:parent-style-name="678" style:display-name="Heading 5" style:family="paragraph" style:name="626">
      <style:text-properties fo:font-family="Arial" style:font-family-complex="Arial" fo:font-size="12pt" fo:font-weight="bold"/>
      <style:paragraph-properties fo:margin-top="16pt" fo:margin-bottom="10pt"/>
    </style:style>
    <style:style style:parent-style-name="617" style:display-name="Heading 5 Char" style:family="text" style:name="627">
      <style:text-properties fo:font-family="Arial" style:font-family-complex="Arial" fo:font-size="12pt" fo:font-weight="bold"/>
    </style:style>
    <style:style style:parent-style-name="678" style:display-name="Heading 6" style:family="paragraph" style:name="628">
      <style:text-properties fo:font-family="Arial" style:font-family-complex="Arial" fo:font-size="11pt" fo:font-weight="bold"/>
      <style:paragraph-properties fo:margin-top="16pt" fo:margin-bottom="10pt"/>
    </style:style>
    <style:style style:parent-style-name="617" style:display-name="Heading 6 Char" style:family="text" style:name="629">
      <style:text-properties fo:font-family="Arial" style:font-family-complex="Arial" fo:font-size="11pt" fo:font-weight="bold"/>
    </style:style>
    <style:style style:parent-style-name="678" style:display-name="Heading 7" style:family="paragraph" style:name="63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7" style:display-name="Heading 7 Char" style:family="text" style:name="631">
      <style:text-properties fo:font-family="Arial" style:font-family-complex="Arial" fo:font-size="11pt" fo:font-style="italic" fo:font-weight="bold"/>
    </style:style>
    <style:style style:parent-style-name="678" style:display-name="Heading 8" style:family="paragraph" style:name="632">
      <style:text-properties fo:font-family="Arial" style:font-family-complex="Arial" fo:font-size="11pt" fo:font-style="italic"/>
      <style:paragraph-properties fo:margin-top="16pt" fo:margin-bottom="10pt"/>
    </style:style>
    <style:style style:parent-style-name="617" style:display-name="Heading 8 Char" style:family="text" style:name="633">
      <style:text-properties fo:font-family="Arial" style:font-family-complex="Arial" fo:font-size="11pt" fo:font-style="italic"/>
    </style:style>
    <style:style style:parent-style-name="678" style:display-name="Heading 9" style:family="paragraph" style:name="63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7" style:display-name="Heading 9 Char" style:family="text" style:name="635">
      <style:text-properties fo:font-family="Arial" style:font-family-complex="Arial" fo:font-size="10.5pt" fo:font-style="italic"/>
    </style:style>
    <style:style style:parent-style-name="678" style:display-name="Title" style:family="paragraph" style:name="636">
      <style:text-properties fo:font-size="24pt"/>
      <style:paragraph-properties fo:margin-top="15pt" fo:margin-bottom="10pt"/>
    </style:style>
    <style:style style:parent-style-name="617" style:display-name="Title Char" style:family="text" style:name="637">
      <style:text-properties fo:font-size="24pt"/>
    </style:style>
    <style:style style:parent-style-name="678" style:display-name="Subtitle" style:family="paragraph" style:name="638">
      <style:text-properties fo:font-size="12pt"/>
      <style:paragraph-properties fo:margin-top="10pt" fo:margin-bottom="10pt"/>
    </style:style>
    <style:style style:parent-style-name="617" style:display-name="Subtitle Char" style:family="text" style:name="639">
      <style:text-properties fo:font-size="12pt"/>
    </style:style>
    <style:style style:parent-style-name="678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41">
      <style:text-properties fo:font-style="italic"/>
    </style:style>
    <style:style style:parent-style-name="678" style:display-name="Intense Quote" style:family="paragraph" style:name="64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43">
      <style:text-properties fo:font-style="italic"/>
    </style:style>
    <style:style style:parent-style-name="678" style:display-name="Header" style:family="paragraph" style:name="6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7" style:display-name="Header Char" style:family="text" style:name="645"/>
    <style:style style:parent-style-name="678" style:display-name="Footer" style:family="paragraph" style:name="64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7" style:display-name="Footer Char" style:family="text" style:name="647"/>
    <style:style style:parent-style-name="678" style:display-name="Caption" style:family="paragraph" style:name="648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9"/>
    <style:style style:parent-style-name="601" style:display-name="Hyper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678" style:display-name="footnote text" style:family="paragraph" style:name="659">
      <style:text-properties fo:font-size="9pt"/>
      <style:paragraph-properties fo:line-height="100%" fo:margin-bottom="2pt"/>
    </style:style>
    <style:style style:parent-style-name="601" style:display-name="Footnote Text Char" style:family="text" style:name="660">
      <style:text-properties fo:font-size="9pt"/>
    </style:style>
    <style:style style:parent-style-name="617" style:display-name="footnote reference" style:family="text" style:name="661"/>
    <style:style style:parent-style-name="678" style:display-name="endnote text" style:family="paragraph" style:name="662">
      <style:text-properties fo:font-size="10pt"/>
      <style:paragraph-properties fo:line-height="100%" fo:margin-bottom="0pt"/>
    </style:style>
    <style:style style:parent-style-name="601" style:display-name="Endnote Text Char" style:family="text" style:name="663">
      <style:text-properties fo:font-size="10pt"/>
    </style:style>
    <style:style style:parent-style-name="617" style:display-name="endnote reference" style:family="text" style:name="664"/>
    <style:style style:parent-style-name="678" style:display-name="toc 1" style:family="paragraph" style:name="665">
      <style:paragraph-properties fo:margin-left="0cm" fo:margin-right="0cm" fo:text-indent="0cm" fo:margin-bottom="2.85pt"/>
    </style:style>
    <style:style style:parent-style-name="678" style:display-name="toc 2" style:family="paragraph" style:name="666">
      <style:paragraph-properties fo:margin-left="0.4992cm" fo:margin-right="0cm" fo:text-indent="0cm" fo:margin-bottom="2.85pt"/>
    </style:style>
    <style:style style:parent-style-name="678" style:display-name="toc 3" style:family="paragraph" style:name="667">
      <style:paragraph-properties fo:margin-left="1cm" fo:margin-right="0cm" fo:text-indent="0cm" fo:margin-bottom="2.85pt"/>
    </style:style>
    <style:style style:parent-style-name="678" style:display-name="toc 4" style:family="paragraph" style:name="668">
      <style:paragraph-properties fo:margin-left="1.499cm" fo:margin-right="0cm" fo:text-indent="0cm" fo:margin-bottom="2.85pt"/>
    </style:style>
    <style:style style:parent-style-name="678" style:display-name="toc 5" style:family="paragraph" style:name="669">
      <style:paragraph-properties fo:margin-left="2cm" fo:margin-right="0cm" fo:text-indent="0cm" fo:margin-bottom="2.85pt"/>
    </style:style>
    <style:style style:parent-style-name="678" style:display-name="toc 6" style:family="paragraph" style:name="670">
      <style:paragraph-properties fo:margin-left="2.5cm" fo:margin-right="0cm" fo:text-indent="0cm" fo:margin-bottom="2.85pt"/>
    </style:style>
    <style:style style:parent-style-name="678" style:display-name="toc 7" style:family="paragraph" style:name="671">
      <style:paragraph-properties fo:margin-left="3.001cm" fo:margin-right="0cm" fo:text-indent="0cm" fo:margin-bottom="2.85pt"/>
    </style:style>
    <style:style style:parent-style-name="678" style:display-name="toc 8" style:family="paragraph" style:name="672">
      <style:paragraph-properties fo:margin-left="3.5cm" fo:margin-right="0cm" fo:text-indent="0cm" fo:margin-bottom="2.85pt"/>
    </style:style>
    <style:style style:parent-style-name="678" style:display-name="toc 9" style:family="paragraph" style:name="673">
      <style:paragraph-properties fo:margin-left="4.001cm" fo:margin-right="0cm" fo:text-indent="0cm" fo:margin-bottom="2.85pt"/>
    </style:style>
    <style:style style:parent-style-name="615" style:display-name="TOC Heading" style:family="paragraph" style:name="674"/>
    <style:style style:parent-style-name="678" style:display-name="table of figures" style:family="paragraph" style:name="675">
      <style:paragraph-properties fo:margin-bottom="0pt"/>
    </style:style>
    <style:style style:parent-style-name="615" style:display-name="DStyle_paragraph" style:family="paragraph" style:name="676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77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78">
      <style:text-properties/>
      <style:paragraph-properties/>
    </style:style>
    <style:style style:parent-style-name="678" style:display-name="No Spacing" style:family="paragraph" style:name="679">
      <style:paragraph-properties fo:line-height="100%" fo:margin-bottom="0pt"/>
    </style:style>
    <style:style style:parent-style-name="678" style:display-name="List Paragraph" style:family="paragraph" style:name="680">
      <style:paragraph-properties fo:margin-left="1.27cm" fo:margin-right="0cm" fo:text-indent="0cm"/>
    </style:style>
    <style:style style:parent-style-name="678" style:display-name="T1" style:family="text" style:name="681">
      <style:text-properties fo:color="#000000" fo:font-family="Times New Roman" style:font-family-complex="Times New Roman" fo:font-size="14pt"/>
    </style:style>
    <style:style style:parent-style-name="678" style:display-name="T1" style:family="text" style:name="682">
      <style:text-properties fo:color="#000000" fo:font-family="Times New Roman" style:font-family-complex="Times New Roman" fo:font-size="14pt"/>
    </style:style>
    <style:style style:parent-style-name="678" style:display-name="T1" style:family="text" style:name="683">
      <style:text-properties fo:color="#000000" fo:font-family="Times New Roman" style:font-family-complex="Times New Roman" fo:font-size="14pt"/>
    </style:style>
    <style:style style:parent-style-name="678" style:display-name="T2" style:family="text" style:name="684">
      <style:text-properties fo:color="#000000" fo:font-family="Times New Roman" style:font-family-complex="Times New Roman" fo:font-size="14pt"/>
    </style:style>
    <style:style style:parent-style-name="678" style:display-name="T1" style:family="text" style:name="685">
      <style:text-properties fo:color="#000000" fo:font-family="Times New Roman" style:font-family-complex="Times New Roman" fo:font-size="14pt"/>
    </style:style>
    <style:style style:parent-style-name="678" style:display-name="T2" style:family="text" style:name="686">
      <style:text-properties fo:color="#000000" fo:font-family="Times New Roman" style:font-family-complex="Times New Roman" fo:font-size="14pt"/>
    </style:style>
    <style:style style:parent-style-name="678" style:display-name="T1" style:family="text" style:name="687">
      <style:text-properties fo:color="#000000" fo:font-family="Times New Roman" style:font-family-complex="Times New Roman" fo:font-size="14pt"/>
    </style:style>
    <style:style style:parent-style-name="678" style:display-name="T2" style:family="text" style:name="688">
      <style:text-properties fo:color="#000000" fo:font-family="Times New Roman" style:font-family-complex="Times New Roman" fo:font-size="14pt"/>
    </style:style>
    <style:style style:parent-style-name="678" style:display-name="T1" style:family="text" style:name="689">
      <style:text-properties fo:color="#000000" fo:font-family="Times New Roman" style:font-family-complex="Times New Roman" fo:font-size="14pt"/>
    </style:style>
    <style:style style:parent-style-name="678" style:display-name="T2" style:family="text" style:name="690">
      <style:text-properties fo:color="#000000" fo:font-family="Times New Roman" style:font-family-complex="Times New Roman" fo:font-size="14pt"/>
    </style:style>
    <style:style style:parent-style-name="678" style:display-name="T1" style:family="text" style:name="691">
      <style:text-properties fo:color="#000000" fo:font-family="Times New Roman" style:font-family-complex="Times New Roman" fo:font-size="14pt"/>
    </style:style>
    <style:style style:parent-style-name="678" style:display-name="T2" style:family="text" style:name="692">
      <style:text-properties fo:color="#000000" fo:font-family="Times New Roman" style:font-family-complex="Times New Roman" fo:font-size="14pt"/>
    </style:style>
    <style:style style:parent-style-name="678" style:display-name="T1" style:family="text" style:name="693">
      <style:text-properties fo:color="#000000" fo:font-family="Times New Roman" style:font-family-complex="Times New Roman" fo:font-size="14pt"/>
    </style:style>
    <style:style style:parent-style-name="678" style:display-name="T2" style:family="text" style:name="69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